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erveza Steaks con mucho Cerveza</text:p>
      <text:p text:style-name="P1"/>
      <text:p text:style-name="P1">Please note this is the recipe that is served as a sandwich on French bread – it should not be confused with Steaks from Hell. <text:s/>It is served with pico de gallo (or salsa), scallions, and jalapenos.</text:p>
      <text:p text:style-name="P1"/>
      <text:p text:style-name="P4">Also, the longer the steaks are allowed to marinate, the better. <text:s/>24 hours is best.</text:p>
      <text:p text:style-name="P2"/>
      <text:p text:style-name="P3">Herb-Buttered French Bread</text:p>
      <text:p text:style-name="Standard"><text:span text:style-name="Strong_20_Emphasis"><text:span text:style-name="T3">Ingredients:</text:span></text:span></text:p>
      <text:p text:style-name="Standard"><text:span text:style-name="Strong_20_Emphasis"><text:span text:style-name="T2">1 loaf of French bread</text:span></text:span><text:span text:style-name="T2"><text:line-break/>3 tablespoons finely chopped mixed fresh herbs, including parsley, chives, basil, oregano, and/or tarragon leaves<text:line-break/>1 clove garlic, minced<text:line-break/>1/2 teaspoon black pepper<text:line-break/>8 tablespoons (1 stick) salted butter, at room temperature <text:line-break/><text:line-break/></text:span><text:span text:style-name="Strong_20_Emphasis"><text:span text:style-name="T3">Directions for the Herb Butter:</text:span></text:span><text:span text:style-name="T2"><text:line-break/>Place the herbs, garlic, pepper, and butter in a small mixing bowl and beat with a wooden spoon until light and fluffy. Alternatively, you can do the beating in a mixer or food processor.</text:span></text:p>
      <text:p text:style-name="P2"/>
      <text:p text:style-name="P3">For the steaks:</text:p>
      <text:p text:style-name="P2">I always use New York steak (or 2 flatiron or skirt steaks (about 2 to 2-1/2 pounds, each about 3/8- to 3/4-inch thick)<text:line-break/>Coarse salt (kosher or sea) and freshly ground black pepper<text:line-break/>3 tablespoons olive oil</text:p>
      <text:p text:style-name="P2"/>
      <text:p text:style-name="P3">For the mucha cerveza marinade:</text:p>
      <text:p text:style-name="P2">1 bottle (8 ounces) dark Mexican beer<text:line-break/>1/4 cup fresh lime juice<text:line-break/>1 medium onion, finely chopped<text:line-break/>3 cloves garlic, minced<text:line-break/>1 to 2 jalapeno peppers, seeded and finely chopped (for hotter steaks, leave the seeds in)<text:line-break/>1/4 cup chopped fresh cilantro</text:p>
      <text:p text:style-name="P2"/>
      <text:p text:style-name="P3">For serving:</text:p>
      <text:p text:style-name="P1"><text:span text:style-name="T1">2 bunches scallions, trimmed<text:line-break/>4 to 8 jalapeno peppers<text:line-break/>Herb-buttered french bread, see above<text:line-break/>Lime wedges<text:line-break/>Your favorite</text:span> salsa or pico de gallo</text:p>
      <text:p text:style-name="P1"/>
      <text:p text:style-name="P1">Generously season the steaks on both sides with salt and black pepper. Place the steaks in a nonreactive baking dish just large enough to hold them and drizzle the olive oil over them. Turn the steaks a couple of times, rubbing them with your fingertips to coat with oil.</text:p>
      <text:p text:style-name="P1"/>
      <text:p text:style-name="P1">Make the Mucha Cerveza Marinade: Combine the beer, lime juice, onion, garlic, chopped jalapeno(s), and cilantro in a nonreactive mixing bowl and stir to mix. Pour the marinade over the steaks and let them marinate in the refrigerator, covered, for up to 24 hours, turning them a couple of times so that they marinate evenly.</text:p>
      <text:p text:style-name="P1"/>
      <text:p text:style-name="P1">Lightly toast the French bread on the grill. <text:s/>Slather the toasted bread with the herb butter and keep warm in an oven set on low.</text:p>
      <text:p text:style-name="P1"/>
      <text:p text:style-name="P1">Brush and oil the grill grate. Place the scallions and whole jalapenos on the grill, in a grill wok, and grill just until softened. Transfer the grilled vegetables to a serving bowl.</text:p>
      <text:p text:style-name="P1"/>
      <text:p text:style-name="P1">Remove the steaks from the marinade and drain, discarding the marinade. <text:s/>Place the marinated steaks on the hot grate and grill. <text:s/>Transfer the grilled steaks to plates or a platter and let rest for 3 minutes.</text:p>
      <text:p text:style-name="P1"/>
      <text:p text:style-name="P1">Slice the steaks, across the grain, into thin, bite-sized pieces. <text:s/>Construct sandwiches using the French bread, the grilled jalapenos, scallions, and pico de gallo (or salsa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m </meta:initial-creator>
    <meta:creation-date>2011-06-28T05:36:35</meta:creation-date>
    <dc:date>2011-06-28T11:41:08</dc:date>
    <dc:creator>robertm </dc:creator>
    <meta:editing-duration>PT1H28M37S</meta:editing-duration>
    <meta:editing-cycles>24</meta:editing-cycles>
    <meta:generator>LibreOffice/3.3$Unix LibreOffice_project/330m19$Build-202</meta:generator>
    <meta:document-statistic meta:table-count="0" meta:image-count="0" meta:object-count="0" meta:page-count="1" meta:paragraph-count="18" meta:word-count="472" meta:character-count="2743"/>
  </office:meta>
</office:document-meta>
</file>